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officeooo:paragraph-rsid="002332fa"/>
    </style:style>
    <style:style style:name="P2" style:family="paragraph" style:parent-style-name="Standard" style:list-style-name="L1">
      <style:text-properties officeooo:paragraph-rsid="00794596"/>
    </style:style>
    <style:style style:name="P3" style:family="paragraph" style:parent-style-name="Standard" style:list-style-name="L1">
      <style:text-properties officeooo:paragraph-rsid="00279381"/>
    </style:style>
    <style:style style:name="P4" style:family="paragraph" style:parent-style-name="Standard" style:list-style-name="L1">
      <style:text-properties officeooo:paragraph-rsid="0029fc82"/>
    </style:style>
    <style:style style:name="P5" style:family="paragraph" style:parent-style-name="Standard" style:list-style-name="L1">
      <style:text-properties officeooo:paragraph-rsid="002c8f14"/>
    </style:style>
    <style:style style:name="P6" style:family="paragraph" style:parent-style-name="Standard" style:list-style-name="L1">
      <style:text-properties officeooo:paragraph-rsid="002e3860"/>
    </style:style>
    <style:style style:name="P7" style:family="paragraph" style:parent-style-name="Standard" style:list-style-name="L1">
      <style:text-properties officeooo:paragraph-rsid="0047b472"/>
    </style:style>
    <style:style style:name="P8" style:family="paragraph" style:parent-style-name="Standard" style:list-style-name="L1">
      <style:text-properties officeooo:paragraph-rsid="004fc4ac"/>
    </style:style>
    <style:style style:name="P9" style:family="paragraph" style:parent-style-name="Standard" style:list-style-name="L1">
      <style:text-properties officeooo:paragraph-rsid="004fdc4b"/>
    </style:style>
    <style:style style:name="P10" style:family="paragraph" style:parent-style-name="Standard" style:list-style-name="L1">
      <style:text-properties officeooo:paragraph-rsid="00537f3d"/>
    </style:style>
    <style:style style:name="P11" style:family="paragraph" style:parent-style-name="Standard" style:list-style-name="L1">
      <style:text-properties officeooo:paragraph-rsid="00547a20"/>
    </style:style>
    <style:style style:name="P12" style:family="paragraph" style:parent-style-name="Standard" style:list-style-name="L1">
      <style:text-properties officeooo:paragraph-rsid="00732f2e"/>
    </style:style>
    <style:style style:name="P13" style:family="paragraph" style:parent-style-name="Standard" style:list-style-name="L1">
      <style:text-properties officeooo:paragraph-rsid="005e01c3"/>
    </style:style>
    <style:style style:name="P14" style:family="paragraph" style:parent-style-name="Standard" style:list-style-name="L1">
      <style:text-properties officeooo:paragraph-rsid="005e6820"/>
    </style:style>
    <style:style style:name="P15" style:family="paragraph" style:parent-style-name="Standard" style:list-style-name="L1">
      <style:text-properties officeooo:paragraph-rsid="005f491e"/>
    </style:style>
    <style:style style:name="P16" style:family="paragraph" style:parent-style-name="Standard" style:list-style-name="L1">
      <style:text-properties officeooo:paragraph-rsid="00611f61"/>
    </style:style>
    <style:style style:name="P17" style:family="paragraph" style:parent-style-name="Standard" style:list-style-name="L1">
      <style:text-properties officeooo:paragraph-rsid="006200e3"/>
    </style:style>
    <style:style style:name="P18" style:family="paragraph" style:parent-style-name="Standard" style:list-style-name="L1">
      <style:text-properties officeooo:paragraph-rsid="0062ff48"/>
    </style:style>
    <style:style style:name="P19" style:family="paragraph" style:parent-style-name="Standard" style:list-style-name="L1">
      <style:text-properties officeooo:paragraph-rsid="00632c3a"/>
    </style:style>
    <style:style style:name="P20" style:family="paragraph" style:parent-style-name="Standard" style:list-style-name="L1">
      <style:text-properties officeooo:paragraph-rsid="00efc1d1"/>
    </style:style>
    <style:style style:name="P21" style:family="paragraph" style:parent-style-name="Standard" style:list-style-name="L1">
      <style:text-properties officeooo:paragraph-rsid="01073f5e"/>
    </style:style>
    <style:style style:name="P22" style:family="paragraph" style:parent-style-name="Standard" style:list-style-name="L1">
      <style:text-properties officeooo:paragraph-rsid="0120bb2f"/>
    </style:style>
    <style:style style:name="P23" style:family="paragraph" style:parent-style-name="Standard" style:list-style-name="L1">
      <style:text-properties officeooo:paragraph-rsid="0137f798"/>
    </style:style>
    <style:style style:name="P24" style:family="paragraph" style:parent-style-name="Standard" style:list-style-name="L1">
      <style:text-properties officeooo:paragraph-rsid="01439da3"/>
    </style:style>
    <style:style style:name="P25" style:family="paragraph" style:parent-style-name="Standard" style:list-style-name="L1">
      <style:text-properties officeooo:paragraph-rsid="0158a48b"/>
    </style:style>
    <style:style style:name="P26" style:family="paragraph" style:parent-style-name="Standard" style:list-style-name="L1">
      <style:text-properties officeooo:rsid="0023b9c8" officeooo:paragraph-rsid="0023b9c8"/>
    </style:style>
    <style:style style:name="P27" style:family="paragraph" style:parent-style-name="Standard" style:list-style-name="L1">
      <style:paragraph-properties>
        <style:tab-stops>
          <style:tab-stop style:position="14.739cm"/>
        </style:tab-stops>
      </style:paragraph-properties>
      <style:text-properties officeooo:paragraph-rsid="002e3860"/>
    </style:style>
    <style:style style:name="T1" style:family="text">
      <style:text-properties officeooo:rsid="00221888"/>
    </style:style>
    <style:style style:name="T2" style:family="text">
      <style:text-properties fo:font-weight="bold" style:font-weight-asian="bold" style:font-weight-complex="bold"/>
    </style:style>
    <style:style style:name="T3" style:family="text">
      <style:text-properties fo:font-weight="bold" officeooo:rsid="00221888" style:font-weight-asian="bold" style:font-weight-complex="bold"/>
    </style:style>
    <style:style style:name="T4" style:family="text">
      <style:text-properties fo:font-weight="bold" officeooo:rsid="0022e331" style:font-weight-asian="bold" style:font-weight-complex="bold"/>
    </style:style>
    <style:style style:name="T5" style:family="text">
      <style:text-properties fo:font-weight="bold" officeooo:rsid="0026bacc" style:font-weight-asian="bold" style:font-weight-complex="bold"/>
    </style:style>
    <style:style style:name="T6" style:family="text">
      <style:text-properties fo:font-weight="bold" officeooo:rsid="002e3860" style:font-weight-asian="bold" style:font-weight-complex="bold"/>
    </style:style>
    <style:style style:name="T7" style:family="text">
      <style:text-properties fo:font-weight="bold" officeooo:rsid="002fe16e" style:font-weight-asian="bold" style:font-weight-complex="bold"/>
    </style:style>
    <style:style style:name="T8" style:family="text">
      <style:text-properties fo:font-weight="bold" officeooo:rsid="0030ea54" style:font-weight-asian="bold" style:font-weight-complex="bold"/>
    </style:style>
    <style:style style:name="T9" style:family="text">
      <style:text-properties fo:font-weight="bold" officeooo:rsid="0033638b" style:font-weight-asian="bold" style:font-weight-complex="bold"/>
    </style:style>
    <style:style style:name="T10" style:family="text">
      <style:text-properties fo:font-weight="bold" officeooo:rsid="00362350" style:font-weight-asian="bold" style:font-weight-complex="bold"/>
    </style:style>
    <style:style style:name="T11" style:family="text">
      <style:text-properties fo:font-weight="bold" officeooo:rsid="0037764e" style:font-weight-asian="bold" style:font-weight-complex="bold"/>
    </style:style>
    <style:style style:name="T12" style:family="text">
      <style:text-properties fo:font-weight="bold" officeooo:rsid="0039aa4b" style:font-weight-asian="bold" style:font-weight-complex="bold"/>
    </style:style>
    <style:style style:name="T13" style:family="text">
      <style:text-properties fo:font-weight="bold" officeooo:rsid="003cdf01" style:font-weight-asian="bold" style:font-weight-complex="bold"/>
    </style:style>
    <style:style style:name="T14" style:family="text">
      <style:text-properties fo:font-weight="bold" officeooo:rsid="003d905a" style:font-weight-asian="bold" style:font-weight-complex="bold"/>
    </style:style>
    <style:style style:name="T15" style:family="text">
      <style:text-properties fo:font-weight="bold" officeooo:rsid="00403980" style:font-weight-asian="bold" style:font-weight-complex="bold"/>
    </style:style>
    <style:style style:name="T16" style:family="text">
      <style:text-properties fo:font-weight="bold" officeooo:rsid="004212f3" style:font-weight-asian="bold" style:font-weight-complex="bold"/>
    </style:style>
    <style:style style:name="T17" style:family="text">
      <style:text-properties fo:font-weight="bold" officeooo:rsid="00434b03" style:font-weight-asian="bold" style:font-weight-complex="bold"/>
    </style:style>
    <style:style style:name="T18" style:family="text">
      <style:text-properties fo:font-weight="bold" officeooo:rsid="00451e3a" style:font-weight-asian="bold" style:font-weight-complex="bold"/>
    </style:style>
    <style:style style:name="T19" style:family="text">
      <style:text-properties fo:font-weight="bold" officeooo:rsid="0047b472" style:font-weight-asian="bold" style:font-weight-complex="bold"/>
    </style:style>
    <style:style style:name="T20" style:family="text">
      <style:text-properties fo:font-weight="bold" officeooo:rsid="0049585d" style:font-weight-asian="bold" style:font-weight-complex="bold"/>
    </style:style>
    <style:style style:name="T21" style:family="text">
      <style:text-properties fo:font-weight="bold" officeooo:rsid="0049a829" style:font-weight-asian="bold" style:font-weight-complex="bold"/>
    </style:style>
    <style:style style:name="T22" style:family="text">
      <style:text-properties fo:font-weight="bold" officeooo:rsid="004b6f2f" style:font-weight-asian="bold" style:font-weight-complex="bold"/>
    </style:style>
    <style:style style:name="T23" style:family="text">
      <style:text-properties fo:font-weight="bold" officeooo:rsid="004cacfe" style:font-weight-asian="bold" style:font-weight-complex="bold"/>
    </style:style>
    <style:style style:name="T24" style:family="text">
      <style:text-properties fo:font-weight="bold" officeooo:rsid="004fc4ac" style:font-weight-asian="bold" style:font-weight-complex="bold"/>
    </style:style>
    <style:style style:name="T25" style:family="text">
      <style:text-properties fo:font-weight="bold" officeooo:rsid="004fdc4b" style:font-weight-asian="bold" style:font-weight-complex="bold"/>
    </style:style>
    <style:style style:name="T26" style:family="text">
      <style:text-properties fo:font-weight="bold" officeooo:rsid="00512157" style:font-weight-asian="bold" style:font-weight-complex="bold"/>
    </style:style>
    <style:style style:name="T27" style:family="text">
      <style:text-properties fo:font-weight="bold" officeooo:rsid="00519f2e" style:font-weight-asian="bold" style:font-weight-complex="bold"/>
    </style:style>
    <style:style style:name="T28" style:family="text">
      <style:text-properties fo:font-weight="bold" officeooo:rsid="00537f3d" style:font-weight-asian="bold" style:font-weight-complex="bold"/>
    </style:style>
    <style:style style:name="T29" style:family="text">
      <style:text-properties fo:font-weight="bold" officeooo:rsid="00547a20" style:font-weight-asian="bold" style:font-weight-complex="bold"/>
    </style:style>
    <style:style style:name="T30" style:family="text">
      <style:text-properties fo:font-weight="bold" officeooo:rsid="005a80bf" style:font-weight-asian="bold" style:font-weight-complex="bold"/>
    </style:style>
    <style:style style:name="T31" style:family="text">
      <style:text-properties fo:font-weight="bold" officeooo:rsid="005c4235" style:font-weight-asian="bold" style:font-weight-complex="bold"/>
    </style:style>
    <style:style style:name="T32" style:family="text">
      <style:text-properties fo:font-weight="bold" officeooo:rsid="005e6820" style:font-weight-asian="bold" style:font-weight-complex="bold"/>
    </style:style>
    <style:style style:name="T33" style:family="text">
      <style:text-properties fo:font-weight="bold" officeooo:rsid="005f491e" style:font-weight-asian="bold" style:font-weight-complex="bold"/>
    </style:style>
    <style:style style:name="T34" style:family="text">
      <style:text-properties fo:font-weight="bold" officeooo:rsid="00611f61" style:font-weight-asian="bold" style:font-weight-complex="bold"/>
    </style:style>
    <style:style style:name="T35" style:family="text">
      <style:text-properties fo:font-weight="bold" officeooo:rsid="006200e3" style:font-weight-asian="bold" style:font-weight-complex="bold"/>
    </style:style>
    <style:style style:name="T36" style:family="text">
      <style:text-properties fo:font-weight="bold" officeooo:rsid="0062ff48" style:font-weight-asian="bold" style:font-weight-complex="bold"/>
    </style:style>
    <style:style style:name="T37" style:family="text">
      <style:text-properties fo:font-weight="bold" officeooo:rsid="00632c3a" style:font-weight-asian="bold" style:font-weight-complex="bold"/>
    </style:style>
    <style:style style:name="T38" style:family="text">
      <style:text-properties fo:font-weight="bold" officeooo:rsid="00694fb9" style:font-weight-asian="bold" style:font-weight-complex="bold"/>
    </style:style>
    <style:style style:name="T39" style:family="text">
      <style:text-properties fo:font-weight="bold" officeooo:rsid="006b6470" style:font-weight-asian="bold" style:font-weight-complex="bold"/>
    </style:style>
    <style:style style:name="T40" style:family="text">
      <style:text-properties fo:font-weight="bold" officeooo:rsid="006c8165" style:font-weight-asian="bold" style:font-weight-complex="bold"/>
    </style:style>
    <style:style style:name="T41" style:family="text">
      <style:text-properties fo:font-weight="bold" officeooo:rsid="006e5669" style:font-weight-asian="bold" style:font-weight-complex="bold"/>
    </style:style>
    <style:style style:name="T42" style:family="text">
      <style:text-properties fo:font-weight="bold" officeooo:rsid="006fb09c" style:font-weight-asian="bold" style:font-weight-complex="bold"/>
    </style:style>
    <style:style style:name="T43" style:family="text">
      <style:text-properties fo:font-weight="bold" officeooo:rsid="0071586b" style:font-weight-asian="bold" style:font-weight-complex="bold"/>
    </style:style>
    <style:style style:name="T44" style:family="text">
      <style:text-properties fo:font-weight="bold" officeooo:rsid="0075d190" style:font-weight-asian="bold" style:font-weight-complex="bold"/>
    </style:style>
    <style:style style:name="T45" style:family="text">
      <style:text-properties fo:font-weight="bold" officeooo:rsid="0075e243" style:font-weight-asian="bold" style:font-weight-complex="bold"/>
    </style:style>
    <style:style style:name="T46" style:family="text">
      <style:text-properties fo:font-weight="bold" officeooo:rsid="007c4b65" style:font-weight-asian="bold" style:font-weight-complex="bold"/>
    </style:style>
    <style:style style:name="T47" style:family="text">
      <style:text-properties fo:font-weight="bold" officeooo:rsid="00efc1d1" style:font-weight-asian="bold" style:font-weight-complex="bold"/>
    </style:style>
    <style:style style:name="T48" style:family="text">
      <style:text-properties fo:font-weight="bold" officeooo:rsid="0113c1f1" style:font-weight-asian="bold" style:font-weight-complex="bold"/>
    </style:style>
    <style:style style:name="T49" style:family="text">
      <style:text-properties fo:font-weight="bold" officeooo:rsid="0134b016" style:font-weight-asian="bold" style:font-weight-complex="bold"/>
    </style:style>
    <style:style style:name="T50" style:family="text">
      <style:text-properties fo:font-weight="bold" officeooo:rsid="0137f798" style:font-weight-asian="bold" style:font-weight-complex="bold"/>
    </style:style>
    <style:style style:name="T51" style:family="text">
      <style:text-properties fo:font-weight="bold" officeooo:rsid="0158a48b" style:font-weight-asian="bold" style:font-weight-complex="bold"/>
    </style:style>
    <style:style style:name="T52" style:family="text">
      <style:text-properties officeooo:rsid="0022e331"/>
    </style:style>
    <style:style style:name="T53" style:family="text">
      <style:text-properties officeooo:rsid="0026bacc"/>
    </style:style>
    <style:style style:name="T54" style:family="text">
      <style:text-properties officeooo:rsid="002e3860"/>
    </style:style>
    <style:style style:name="T55" style:family="text">
      <style:text-properties officeooo:rsid="002fe16e"/>
    </style:style>
    <style:style style:name="T56" style:family="text">
      <style:text-properties officeooo:rsid="0030ea54"/>
    </style:style>
    <style:style style:name="T57" style:family="text">
      <style:text-properties officeooo:rsid="00362350"/>
    </style:style>
    <style:style style:name="T58" style:family="text">
      <style:text-properties fo:font-weight="normal" officeooo:rsid="00362350" style:font-weight-asian="normal" style:font-weight-complex="normal"/>
    </style:style>
    <style:style style:name="T59" style:family="text">
      <style:text-properties fo:font-weight="normal" officeooo:rsid="0037764e" style:font-weight-asian="normal" style:font-weight-complex="normal"/>
    </style:style>
    <style:style style:name="T60" style:family="text">
      <style:text-properties fo:font-weight="normal" officeooo:rsid="0037bca4" style:font-weight-asian="normal" style:font-weight-complex="normal"/>
    </style:style>
    <style:style style:name="T61" style:family="text">
      <style:text-properties fo:font-weight="normal" officeooo:rsid="0039aa4b" style:font-weight-asian="normal" style:font-weight-complex="normal"/>
    </style:style>
    <style:style style:name="T62" style:family="text">
      <style:text-properties fo:font-weight="normal" officeooo:rsid="003a1ab1" style:font-weight-asian="normal" style:font-weight-complex="normal"/>
    </style:style>
    <style:style style:name="T63" style:family="text">
      <style:text-properties fo:font-weight="normal" officeooo:rsid="003b08b0" style:font-weight-asian="normal" style:font-weight-complex="normal"/>
    </style:style>
    <style:style style:name="T64" style:family="text">
      <style:text-properties fo:font-weight="normal" officeooo:rsid="003cdf01" style:font-weight-asian="normal" style:font-weight-complex="normal"/>
    </style:style>
    <style:style style:name="T65" style:family="text">
      <style:text-properties fo:font-weight="normal" officeooo:rsid="003d905a" style:font-weight-asian="normal" style:font-weight-complex="normal"/>
    </style:style>
    <style:style style:name="T66" style:family="text">
      <style:text-properties fo:font-weight="normal" officeooo:rsid="003f4354" style:font-weight-asian="normal" style:font-weight-complex="normal"/>
    </style:style>
    <style:style style:name="T67" style:family="text">
      <style:text-properties fo:font-weight="normal" officeooo:rsid="00402ce2" style:font-weight-asian="normal" style:font-weight-complex="normal"/>
    </style:style>
    <style:style style:name="T68" style:family="text">
      <style:text-properties fo:font-weight="normal" officeooo:rsid="00403980" style:font-weight-asian="normal" style:font-weight-complex="normal"/>
    </style:style>
    <style:style style:name="T69" style:family="text">
      <style:text-properties fo:font-weight="normal" officeooo:rsid="00411ec2" style:font-weight-asian="normal" style:font-weight-complex="normal"/>
    </style:style>
    <style:style style:name="T70" style:family="text">
      <style:text-properties fo:font-weight="normal" officeooo:rsid="004212f3" style:font-weight-asian="normal" style:font-weight-complex="normal"/>
    </style:style>
    <style:style style:name="T71" style:family="text">
      <style:text-properties fo:font-weight="normal" officeooo:rsid="00451e3a" style:font-weight-asian="normal" style:font-weight-complex="normal"/>
    </style:style>
    <style:style style:name="T72" style:family="text">
      <style:text-properties fo:font-weight="normal" officeooo:rsid="00470018" style:font-weight-asian="normal" style:font-weight-complex="normal"/>
    </style:style>
    <style:style style:name="T73" style:family="text">
      <style:text-properties fo:font-weight="normal" officeooo:rsid="0047b472" style:font-weight-asian="normal" style:font-weight-complex="normal"/>
    </style:style>
    <style:style style:name="T74" style:family="text">
      <style:text-properties fo:font-weight="normal" officeooo:rsid="0049585d" style:font-weight-asian="normal" style:font-weight-complex="normal"/>
    </style:style>
    <style:style style:name="T75" style:family="text">
      <style:text-properties fo:font-weight="normal" officeooo:rsid="004b6f2f" style:font-weight-asian="normal" style:font-weight-complex="normal"/>
    </style:style>
    <style:style style:name="T76" style:family="text">
      <style:text-properties fo:font-weight="normal" officeooo:rsid="004b8dd0" style:font-weight-asian="normal" style:font-weight-complex="normal"/>
    </style:style>
    <style:style style:name="T77" style:family="text">
      <style:text-properties fo:font-weight="normal" officeooo:rsid="004cacfe" style:font-weight-asian="normal" style:font-weight-complex="normal"/>
    </style:style>
    <style:style style:name="T78" style:family="text">
      <style:text-properties fo:font-weight="normal" officeooo:rsid="004e357a" style:font-weight-asian="normal" style:font-weight-complex="normal"/>
    </style:style>
    <style:style style:name="T79" style:family="text">
      <style:text-properties fo:font-weight="normal" officeooo:rsid="004e7f32" style:font-weight-asian="normal" style:font-weight-complex="normal"/>
    </style:style>
    <style:style style:name="T80" style:family="text">
      <style:text-properties fo:font-weight="normal" officeooo:rsid="004eedee" style:font-weight-asian="normal" style:font-weight-complex="normal"/>
    </style:style>
    <style:style style:name="T81" style:family="text">
      <style:text-properties fo:font-weight="normal" officeooo:rsid="004fc4ac" style:font-weight-asian="normal" style:font-weight-complex="normal"/>
    </style:style>
    <style:style style:name="T82" style:family="text">
      <style:text-properties fo:font-weight="normal" officeooo:rsid="004fdc4b" style:font-weight-asian="normal" style:font-weight-complex="normal"/>
    </style:style>
    <style:style style:name="T83" style:family="text">
      <style:text-properties fo:font-weight="normal" officeooo:rsid="00512157" style:font-weight-asian="normal" style:font-weight-complex="normal"/>
    </style:style>
    <style:style style:name="T84" style:family="text">
      <style:text-properties fo:font-weight="normal" officeooo:rsid="00519f2e" style:font-weight-asian="normal" style:font-weight-complex="normal"/>
    </style:style>
    <style:style style:name="T85" style:family="text">
      <style:text-properties fo:font-weight="normal" officeooo:rsid="00537f3d" style:font-weight-asian="normal" style:font-weight-complex="normal"/>
    </style:style>
    <style:style style:name="T86" style:family="text">
      <style:text-properties fo:font-weight="normal" officeooo:rsid="00547a20" style:font-weight-asian="normal" style:font-weight-complex="normal"/>
    </style:style>
    <style:style style:name="T87" style:family="text">
      <style:text-properties fo:font-weight="normal" officeooo:rsid="005a13c3" style:font-weight-asian="normal" style:font-weight-complex="normal"/>
    </style:style>
    <style:style style:name="T88" style:family="text">
      <style:text-properties fo:font-weight="normal" officeooo:rsid="005a80bf" style:font-weight-asian="normal" style:font-weight-complex="normal"/>
    </style:style>
    <style:style style:name="T89" style:family="text">
      <style:text-properties fo:font-weight="normal" officeooo:rsid="005c4235" style:font-weight-asian="normal" style:font-weight-complex="normal"/>
    </style:style>
    <style:style style:name="T90" style:family="text">
      <style:text-properties fo:font-weight="normal" officeooo:rsid="005cf105" style:font-weight-asian="normal" style:font-weight-complex="normal"/>
    </style:style>
    <style:style style:name="T91" style:family="text">
      <style:text-properties fo:font-weight="normal" officeooo:rsid="005d3589" style:font-weight-asian="normal" style:font-weight-complex="normal"/>
    </style:style>
    <style:style style:name="T92" style:family="text">
      <style:text-properties fo:font-weight="normal" officeooo:rsid="005e01c3" style:font-weight-asian="normal" style:font-weight-complex="normal"/>
    </style:style>
    <style:style style:name="T93" style:family="text">
      <style:text-properties fo:font-weight="normal" officeooo:rsid="005e6820" style:font-weight-asian="normal" style:font-weight-complex="normal"/>
    </style:style>
    <style:style style:name="T94" style:family="text">
      <style:text-properties fo:font-weight="normal" officeooo:rsid="005f491e" style:font-weight-asian="normal" style:font-weight-complex="normal"/>
    </style:style>
    <style:style style:name="T95" style:family="text">
      <style:text-properties fo:font-weight="normal" officeooo:rsid="00611f61" style:font-weight-asian="normal" style:font-weight-complex="normal"/>
    </style:style>
    <style:style style:name="T96" style:family="text">
      <style:text-properties fo:font-weight="normal" officeooo:rsid="006200e3" style:font-weight-asian="normal" style:font-weight-complex="normal"/>
    </style:style>
    <style:style style:name="T97" style:family="text">
      <style:text-properties fo:font-weight="normal" officeooo:rsid="0062ff48" style:font-weight-asian="normal" style:font-weight-complex="normal"/>
    </style:style>
    <style:style style:name="T98" style:family="text">
      <style:text-properties fo:font-weight="normal" officeooo:rsid="00632c3a" style:font-weight-asian="normal" style:font-weight-complex="normal"/>
    </style:style>
    <style:style style:name="T99" style:family="text">
      <style:text-properties fo:font-weight="normal" officeooo:rsid="007c4b65" style:font-weight-asian="normal" style:font-weight-complex="normal"/>
    </style:style>
    <style:style style:name="T100" style:family="text">
      <style:text-properties fo:font-weight="normal" officeooo:rsid="00f2afe8" style:font-weight-asian="normal" style:font-weight-complex="normal"/>
    </style:style>
    <style:style style:name="T101" style:family="text">
      <style:text-properties fo:font-weight="normal" officeooo:rsid="00f3734f" style:font-weight-asian="normal" style:font-weight-complex="normal"/>
    </style:style>
    <style:style style:name="T102" style:family="text">
      <style:text-properties fo:font-weight="normal" officeooo:rsid="00f4483b" style:font-weight-asian="normal" style:font-weight-complex="normal"/>
    </style:style>
    <style:style style:name="T103" style:family="text">
      <style:text-properties fo:font-weight="normal" officeooo:rsid="00f6ede3" style:font-weight-asian="normal" style:font-weight-complex="normal"/>
    </style:style>
    <style:style style:name="T104" style:family="text">
      <style:text-properties fo:font-weight="normal" officeooo:rsid="00f85945" style:font-weight-asian="normal" style:font-weight-complex="normal"/>
    </style:style>
    <style:style style:name="T105" style:family="text">
      <style:text-properties fo:font-weight="normal" officeooo:rsid="00fa32ba" style:font-weight-asian="normal" style:font-weight-complex="normal"/>
    </style:style>
    <style:style style:name="T106" style:family="text">
      <style:text-properties fo:font-weight="normal" officeooo:rsid="00fad87a" style:font-weight-asian="normal" style:font-weight-complex="normal"/>
    </style:style>
    <style:style style:name="T107" style:family="text">
      <style:text-properties fo:font-weight="normal" officeooo:rsid="00fc6072" style:font-weight-asian="normal" style:font-weight-complex="normal"/>
    </style:style>
    <style:style style:name="T108" style:family="text">
      <style:text-properties fo:font-weight="normal" officeooo:rsid="00fce8e4" style:font-weight-asian="normal" style:font-weight-complex="normal"/>
    </style:style>
    <style:style style:name="T109" style:family="text">
      <style:text-properties fo:font-weight="normal" officeooo:rsid="0134b016" style:font-weight-asian="normal" style:font-weight-complex="normal"/>
    </style:style>
    <style:style style:name="T110" style:family="text">
      <style:text-properties fo:font-weight="normal" officeooo:rsid="0134e9b3" style:font-weight-asian="normal" style:font-weight-complex="normal"/>
    </style:style>
    <style:style style:name="T111" style:family="text">
      <style:text-properties fo:font-weight="normal" officeooo:rsid="01351dd1" style:font-weight-asian="normal" style:font-weight-complex="normal"/>
    </style:style>
    <style:style style:name="T112" style:family="text">
      <style:text-properties fo:font-weight="normal" officeooo:rsid="0033638b" style:font-weight-asian="normal" style:font-weight-complex="normal"/>
    </style:style>
    <style:style style:name="T113" style:family="text">
      <style:text-properties fo:font-weight="normal" officeooo:rsid="014561df" style:font-weight-asian="normal" style:font-weight-complex="normal"/>
    </style:style>
    <style:style style:name="T114" style:family="text">
      <style:text-properties fo:font-weight="normal" officeooo:rsid="014611f4" style:font-weight-asian="normal" style:font-weight-complex="normal"/>
    </style:style>
    <style:style style:name="T115" style:family="text">
      <style:text-properties fo:font-weight="normal" officeooo:rsid="014904ee" style:font-weight-asian="normal" style:font-weight-complex="normal"/>
    </style:style>
    <style:style style:name="T116" style:family="text">
      <style:text-properties fo:font-weight="normal" officeooo:rsid="014af5e0" style:font-weight-asian="normal" style:font-weight-complex="normal"/>
    </style:style>
    <style:style style:name="T117" style:family="text">
      <style:text-properties fo:font-weight="normal" officeooo:rsid="014bb4d5" style:font-weight-asian="normal" style:font-weight-complex="normal"/>
    </style:style>
    <style:style style:name="T118" style:family="text">
      <style:text-properties fo:font-weight="normal" officeooo:rsid="014beede" style:font-weight-asian="normal" style:font-weight-complex="normal"/>
    </style:style>
    <style:style style:name="T119" style:family="text">
      <style:text-properties fo:font-weight="normal" officeooo:rsid="014c4001" style:font-weight-asian="normal" style:font-weight-complex="normal"/>
    </style:style>
    <style:style style:name="T120" style:family="text">
      <style:text-properties fo:font-weight="normal" officeooo:rsid="014ed3d8" style:font-weight-asian="normal" style:font-weight-complex="normal"/>
    </style:style>
    <style:style style:name="T121" style:family="text">
      <style:text-properties fo:font-weight="normal" officeooo:rsid="014f8f9d" style:font-weight-asian="normal" style:font-weight-complex="normal"/>
    </style:style>
    <style:style style:name="T122" style:family="text">
      <style:text-properties fo:font-weight="normal" officeooo:rsid="01502d23" style:font-weight-asian="normal" style:font-weight-complex="normal"/>
    </style:style>
    <style:style style:name="T123" style:family="text">
      <style:text-properties fo:font-weight="normal" officeooo:rsid="0151882b" style:font-weight-asian="normal" style:font-weight-complex="normal"/>
    </style:style>
    <style:style style:name="T124" style:family="text">
      <style:text-properties fo:font-weight="normal" officeooo:rsid="0152571d" style:font-weight-asian="normal" style:font-weight-complex="normal"/>
    </style:style>
    <style:style style:name="T125" style:family="text">
      <style:text-properties fo:font-weight="normal" officeooo:rsid="0153c5f7" style:font-weight-asian="normal" style:font-weight-complex="normal"/>
    </style:style>
    <style:style style:name="T126" style:family="text">
      <style:text-properties fo:font-weight="normal" officeooo:rsid="015679bf" style:font-weight-asian="normal" style:font-weight-complex="normal"/>
    </style:style>
    <style:style style:name="T127" style:family="text">
      <style:text-properties fo:font-weight="normal" officeooo:rsid="015704e0" style:font-weight-asian="normal" style:font-weight-complex="normal"/>
    </style:style>
    <style:style style:name="T128" style:family="text">
      <style:text-properties fo:font-weight="normal" officeooo:rsid="0159c969" style:font-weight-asian="normal" style:font-weight-complex="normal"/>
    </style:style>
    <style:style style:name="T129" style:family="text">
      <style:text-properties officeooo:rsid="006e5669"/>
    </style:style>
    <style:style style:name="T130" style:family="text">
      <style:text-properties officeooo:rsid="00b6cb39"/>
    </style:style>
    <style:style style:name="T131" style:family="text">
      <style:text-properties officeooo:rsid="00ba96f0"/>
    </style:style>
    <style:style style:name="T132" style:family="text">
      <style:text-properties officeooo:rsid="00bcabf6"/>
    </style:style>
    <style:style style:name="T133" style:family="text">
      <style:text-properties officeooo:rsid="00bd2e53"/>
    </style:style>
    <style:style style:name="T134" style:family="text">
      <style:text-properties officeooo:rsid="00bf8953"/>
    </style:style>
    <style:style style:name="T135" style:family="text">
      <style:text-properties officeooo:rsid="00c149b2"/>
    </style:style>
    <style:style style:name="T136" style:family="text">
      <style:text-properties officeooo:rsid="00c20d34"/>
    </style:style>
    <style:style style:name="T137" style:family="text">
      <style:text-properties officeooo:rsid="00c2d323"/>
    </style:style>
    <style:style style:name="T138" style:family="text">
      <style:text-properties officeooo:rsid="00c46c05"/>
    </style:style>
    <style:style style:name="T139" style:family="text">
      <style:text-properties officeooo:rsid="00c53968"/>
    </style:style>
    <style:style style:name="T140" style:family="text">
      <style:text-properties officeooo:rsid="0137f79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30670316802624443" text:style-name="L1">
        <text:list-item>
          <text:p text:style-name="P1"><text:span text:style-name="T3"><text:line-break/>who I am + title</text:span><text:span text:style-name="T1"> Hello. So for those of you who don't know me, I'm Razvan Marinescu. I'm a PhD student at University College London. Thank you for inviting to present my PhD work here in Boston, which is titled “disease progression modelling of Alzheimer's Disease Subtypes”.</text:span></text:p>
        </text:list-item>
        <text:list-item>
          <text:p text:style-name="P1"><text:span text:style-name="T3"><text:line-break/><text:line-break/>about me</text:span><text:span text:style-name="T1"> Before I start, let me say a few words about myself, since some of you don't know me. I grew up in a small town in southern Romania called Pitesti where I attended the Bratianu high-school, which you can see on the right. Afterwards, I started a 4-year degree in Computer Science at Imperial College London, and upon graduating, I decided I wanted to do research so I started a Master and then a PhD in Medical Imaging at University College London, where I've been working with Prof. Daniel Alexander on disease progression modelling.</text:span></text:p>
        </text:list-item>
        <text:list-item>
          <text:p text:style-name="P26"><text:span text:style-name="T2"><text:line-break/>POND</text:span> In London, I'm part of <text:span text:style-name="T130">a research </text:span>group called Progression of neurodegenerative diseases, or POND, which is part of <text:span text:style-name="T131">our wider </text:span>Center for Medical Image Computing. </text:p>
        </text:list-item>
        <text:list-item>
          <text:p text:style-name="P26"><text:line-break/><text:line-break/><text:span text:style-name="T2">POND computational models</text:span> One <text:span text:style-name="T132">of our </text:span>aim<text:span text:style-name="T132">s</text:span> <text:span text:style-name="T132">in</text:span> POND is to develop computational models for disease progression, <text:span text:style-name="T133">which model how diseases evolve over time. O</text:span>ver the past few years <text:span text:style-name="T134">we have developed </text:span>several models such as the Event-based Model, <text:span text:style-name="T135">which is one of our fundamental models, but also others which are more complex</text:span>.</text:p>
        </text:list-item>
        <text:list-item>
          <text:p text:style-name="P26"><text:line-break/><text:line-break/><text:span text:style-name="T2">POND applications</text:span> <text:span text:style-name="T136">What we also do in POND is to </text:span>take all these models and apply them to study the evolution of many diseases such as typical AD, familial AD, <text:span text:style-name="T137">M</text:span>ultiple sclerosis and Huntington's disease. Now let me say a few words about Alzhemer's disease, <text:span text:style-name="T138">because</text:span> <text:span text:style-name="T139">this </text:span>is the main disease that I'll be focusing on during my talk. </text:p>
        </text:list-item>
        <text:list-item>
          <text:p text:style-name="P1"><text:span text:style-name="T3"><text:line-break/><text:line-break/>alzheimer's disease </text:span><text:span text:style-name="T44">is a devastating disease</text:span><text:span text:style-name="T3"> </text:span><text:span text:style-name="T1">So Alzheimer's disease is a very devastating disease. It currently affects almost 46 million people worldwide, and this number is bound to increase further as the population is aging. Unfortunately, as you already know, there are currently no treatments that stop or slow down cognitive decline. This is because all clinical trials failed. But why did they fail? One reason we think they failed is because they did not administer the treatments early enough, before neurons start degenerating, and to the patients at the same disease stage. So we therefore think we need to give these drug treatments early, before the onset of any clinical symptoms. But how can we identify people, who are on track to develop AD, </text:span><text:span text:style-name="T3">early on</text:span><text:span text:style-name="T1"> before clinical symptoms show up? <text:s/>And the answer is by using biomarkers ... </text:span></text:p>
        </text:list-item>
        <text:list-item>
          <text:p text:style-name="P2"><text:span text:style-name="T3"><text:line-break/><text:line-break/></text:span><text:bookmark-start text:name="__DdeLink__5449_139125596"/><text:span text:style-name="T3">biomarker evolution </text:span><text:span text:style-name="T45">creates a unique disease signature</text:span><text:bookmark-end text:name="__DdeLink__5449_139125596"/><text:span text:style-name="T1"> More precisely, these biomarkers, or disease markers, evolve over time, and this evolution creates a unique disease signature that can help with staging subjects, thus identifying them early on. Let's have a look at this picture from the ADNI website in order to understand what these markers are and how they work. So there are many types of biomarkers that we can measure: one marker is the amount of misfolded amyloid-beta proteins, which can be measured with PET imaging. Another marker is the tau aggregation, also measured with PET imaging. There are also more high-level markers such as brain atrophy, as measured with structural MRI or clinical function using for example memory tests. These markers usually have normal values in controls and they become abnormal as the disease progresses. This picture was actually adapted from the hypothetical model of Cliff Jack, and what he found, by looking at evidence from many studies, is that there is clear order in which these biomarkers become abnormal. We first observe amyloid becoming abnormal, followed by tau, and by the time subjects reach MCI status, they start showing brain atrophy, and then cognitive decline. It is this </text:span><text:soft-page-break/><text:span text:style-name="T1">ordering and the shape of these biomarker trajectories that provide a unique signature of the disease, which is very useful for disease staging of patients, and an accurate staging will lead to better patient stratification in clinical trials: that means selecting the right subjects for the clinical trial. One problem with this model is that it's a hypothetical, or qualitative model, because we don't have any numbers on the axes. So ideally, we would want to build a quantitative model. But why would we want to construct such a quantitative model?</text:span></text:p>
        </text:list-item>
        <text:list-item>
          <text:p text:style-name="P20"><text:span text:style-name="T4"><text:line-break/></text:span><text:span text:style-name="T46">Benefits of </text:span><text:span text:style-name="T47">quantitative</text:span><text:span text:style-name="T46"> disease progression models<text:line-break/></text:span><text:span text:style-name="T100">There are actualy</text:span><text:span text:style-name="T99"> </text:span><text:span text:style-name="T101">many benefits of quantitative disease progression models. </text:span><text:span text:style-name="T102">First of all, by studying the progression of these biomarkers, we can gain basic biological insight. For example, we can infer</text:span><text:span text:style-name="T99"> underlying disease mechanisms, </text:span><text:span text:style-name="T102">such as how pathogenic agents spread throughout the brain</text:span><text:span text:style-name="T99">. Secondly, their ability to stage subjects can help with stratification in clinical trials. But how exactly does the staging work? If you look at this graphic, let's assume we observe 4 biomarkers in one patient. Estimating the disease stage simply involves </text:span><text:span text:style-name="T103">aligning </text:span><text:span text:style-name="T99">this data with our trajectories and selecting the </text:span><text:span text:style-name="T104">disease </text:span><text:span text:style-name="T99">stage that best matches it. </text:span><text:span text:style-name="T105">In this case, we observe that this data matches these stages </text:span><text:span text:style-name="T106">or </text:span><text:span text:style-name="T105">these stages. </text:span><text:span text:style-name="T99">Another important benefit of these models is differential diagnosis. This can be done by building a different model for a second disease, and simply finding which model best matches the data. In our case, we can see that the second disease matches the patient data better, since the histogram is bigger. <text:line-break/><text:line-break/></text:span><text:span text:style-name="T107">Ok, I hope I convinced you of the benefits of these models. But how can we build one in practice. Let me give you some </text:span><text:span text:style-name="T108">further </text:span><text:span text:style-name="T107">intuition, in order to understand the challenges involved.</text:span></text:p>
        </text:list-item>
        <text:list-item>
          <text:p text:style-name="P21"><text:span text:style-name="T4"><text:line-break/></text:span><text:span text:style-name="T38">Building a quantitative </text:span><text:span text:style-name="T4">disease progression model</text:span><text:span text:style-name="T52"> These models work as follows: Imagine you have three subjects, for which you make measurements of a biomarker, say hippocampal volume, over a few clinical visits. So the first subject has three measurements and the second one has four measurements. Each measurement is plotted against the disease stage of the subject at that particular visit, so the first subject is at an early stage and the last subject is at a later stage. A disease progression model would simply fit an interpolating line in between these measurements, which would represent the average evolution of the hippocampus in the whole population. This looks very simple, but actually in practice it is much more complicated, because we instead have a picture like the one on the left. The measurements are not aligned along the X-axis anymore, because we don't know the disease stages of the subjects when they come to the clinic. Also notice the change in the x-axis label, where we now show the time since baseline visit instead of disease stage. In real datasets, these measurements actually look quite horrible, as you can see in these images, and is thus very hard to disentangle the true trajectory on the right from the measurements on the left. We actually call the figure on the left spaggetti plots, because the lines look so tangled up. We thus need some kind of model to be able to go from the picture on the left to the one on the right. And this is what a disease progression model does. It thus estimates disease stages for every subject and also the population-level biomarker trajectory. Moreover, the model should also be able to deal with other challenges, such as the fact that biomarkers have different trajectory shapes, that the cohort is heterogenous, since patients can have different underlying pathologies and hence different progression patterns, and that the control population is not well defined, because it can include subject who already show some abnormalities, but are not yet diagnosed with MCI or dementia. <text:line-break/><text:line-break/></text:span></text:p>
        </text:list-item>
        <text:list-item>
          <text:p text:style-name="P3"><text:line-break/><text:span text:style-name="T5">My PhD Project Aim</text:span><text:span text:style-name="T53"> Ok, so I hope I convinced you of the reason why we want to model the disease progression of Alzheimer's, and what are the challenges involved. Now let me say what was the aim of my phd project. First of all, I wanted to study the progression of atrophy in two distinct diseases: Alzheimer's disease and Posterior Cortical Atrophy. Posterior Cortical Atrophy, or PCA, not to be confused with Principal Component Analysis, is a visual variant of Alzheimer's disease, and by visual I meant that patients have predominantly visual deficits. They have blurred vision, they cannot read, or recognise objects, etc … In terms of neuropathology, PCA patients show atrophy in the posterior part of the brain, hence the name PCA.<text:line-break/></text:span><text:soft-page-break/><text:span text:style-name="T53"><text:line-break/>So, why did I want to study PCA? Because we had a very interesting dataset of </text:span><text:span text:style-name="T5">MRI scans </text:span><text:span text:style-name="T48">(don't forget to mention this!!!)</text:span><text:span text:style-name="T53"> of PCA subjects from our local Dementia Research Center in London and since it's a rare disease, not many studies have been done previously. Ok, going back to my aim, I wanted to study the progression of these two diseases and eventually obtain a picture like the one here, which shows the order in which brain regions become abnormal during the disease process, where white regions are normal and blue regions are abnormal. Secondly, I was also interested to develop novel disease progression models, which generally involves some maths. And finally, I was also very excited by the project because it was combining computer science, mathematics and applying them to medicine, to study the progression of AD. </text:span></text:p>
        </text:list-item>
        <text:list-item>
          <text:p text:style-name="P22"><text:span text:style-name="T53"><text:line-break/><text:line-break/></text:span><text:span text:style-name="T5">My PhD contributions</text:span><text:span text:style-name="T53"> Now I'll give you an overview of my PhD contributions and the overall talk. First of all, I 'll present my modelling of PCA and tAD progression, <text:s/>both cross-sectionally and longitudinally, which was done using two separate models. Next, I'll talk about a novel disease progression model which I developed and presented at IPMI a few months ago. If we have time, I'll also talk about how I compared the performance of several of these models, in order to find out which one is more accurate and in which situations. And finally, I'll say a few words about TADPOLE, which is a competition that I'm organising, which aims to predict future biomarkers in AD. Ok, so let's start with the cross-sectional modelling of PCA and tAD.</text:span></text:p>
        </text:list-item>
        <text:list-item>
          <text:p text:style-name="P4"><text:span text:style-name="T53"><text:line-break/><text:line-break/></text:span><text:span text:style-name="T5">PCA and tAD atrophy progression</text:span><text:span text:style-name="T53"> So we had a very simple clinical question: we wanted to find out the order in which gray matter regions become atrophied in PCA as compared to AD. Why? Because there were no previous studies that modelled disease progression in PCA, because as I said earlier PCA is a very rare disease. In order to answer this, we used a unique cohort from our local Dementia Research Center which contained quite a large number of PCA subjects, around 70. This is quite a large number, given that PCA is so rare, and I was personally very excited to work with this dataset. The dataset also contained a similar number of AD patients and age-matched controls. The impact of the work is quite substantial, as this is the first major investigation of PCA disease progression, since previous work only described a few case studies. How did we model it? Using a model called the Event-Based Model. </text:span></text:p>
        </text:list-item>
        <text:list-item>
          <text:p text:style-name="P5"><text:span text:style-name="T53"><text:line-break/><text:line-break/></text:span><text:bookmark-start text:name="__DdeLink__601_1245065847"/><text:span text:style-name="T5">Event-Based Model</text:span><text:span text:style-name="T53"> </text:span><text:bookmark-end text:name="__DdeLink__601_1245065847"/><text:span text:style-name="T53">The Event-Based Model was developed in our group by Hubert Fontejin, and the key idea is as follows: let's assume we have a toy dataset where we measure the volume of two brain regions in 3 patients. We first find a way to say which of these measures are normal (i.e. there is no atrophy) or abnormal (i.e. there is some atrophy). In our toy example the measures around 1 are normal whereas the measures around zero are abnormal. In practice, we do that by fitting a mixture of two gaussian distributions to the data, where one distribution corresponds to normal values and the other to abnormal values. But going back to our table, what we can notice is that while we cannot infer anything about the ordering from patients 1 or 3, in patient 2 we have that region 2 is abnormal while region 1 is normal. We can therefore infer that Region 2 becomes affected first, and then region 1. Does this make sense? Moreover, we can futher understand why we can infer this by looking at our old disease progression diagram which shows the evolution of these biomarker trajectories, this time flipped the other way around, so they are decreasing. Each patient provides us with a snapshot at a particular point in the disease progression, and while the snapshot data from patients 1 and 3 are not informative, the data from patient 2 is informative because one region, region 2 is abnormal while the other is still normal. And this is the key idea of the event-based model, which is trying to estimate an abnormality sequence from informative patient snapshots.<text:line-break/></text:span></text:p>
        </text:list-item>
        <text:list-item>
          <text:p text:style-name="P23"><text:line-break/><text:span text:style-name="T49">Building the </text:span><text:span text:style-name="T5">Event-Based Model </text:span><text:span text:style-name="T109">And this is the mathematics of the event-based model. We simply start by evaluating the likelihood of the data points being normal or abnormal using our mixture model </text:span><text:soft-page-break/><text:span text:style-name="T109">distributions (in practice we use gaussian distributions but other models can also be used), and then compute the likelihood of one subject j being at stage k given a particular sequence S. This works as follows: imagine you have a sequence of abnormality events, where an events corresponds to a biomarker becoming abnormal. </text:span><text:span text:style-name="T110">If a patient is at stage k in the sequence, it means that the first k biomarkers are abnormal while the remaining biomarkers are normal. Thus, this likelihood multiplies the individual likelihoods of observing abnormal values for the first k biomarkers and normal values for the remaining biomarkers. We then marginalise the disease stage, since we don't know it in practice, by inserting a sm over all the possible disease stages that our participant could be at, and then extend this to all subjects by adding this product. </text:span><text:span text:style-name="T111">And this is the final model likelihood, which has one perameter, the sequence, which is a permutation of these abnormality events</text:span><text:span text:style-name="T53">. We maximise this equation using Markov Chain Monte Carlo sampling, which also estimates the uncertainty of our parameter. <text:s/><text:line-break/><text:line-break/></text:span><text:span text:style-name="T5">PCA and tAD show different progression</text:span><text:span text:style-name="T53"> These are the results of the EBM applied to PCA and tAD independently. We found that the two diseases show different progression patterns, which is something we expected given they are distinct syndromes. In PCA, we find that the occipital and superior parietal areas are the first to become abnormal. On the other hand, in tAD we find that the hippocampus and temporal areas are the first to become abnormal. <text:line-break/></text:span></text:p>
        </text:list-item>
        <text:list-item>
          <text:p text:style-name="P23"/>
          <text:p text:style-name="P23"><text:span text:style-name="T50">Atrophy Patterns Resemble Previous Studies from the Literature</text:span><text:span text:style-name="T140"><text:line-break/>This also agrees with previous findings in the literature such as this study by Lehmann et al, which found similar areas, shown in yellow, to be affected. However, as opposed to these studies, we model the entire progression of the disease, instead of doing a group-wise comparison.</text:span></text:p>
        </text:list-item>
        <text:list-item>
          <text:p text:style-name="P6"><text:line-break/><text:line-break/><text:span text:style-name="T6">Subtypes within PCA have </text:span><text:span text:style-name="T7">distinct</text:span><text:span text:style-name="T6"> progressions </text:span><text:span text:style-name="T7">matching predicted ROIs</text:span><text:span text:style-name="T54"> We then wanted to look into different subtypes within this PCA cohort, because we expected our cohort to be heterogenous, since different PCA patients showed differences both clinically and neuropathologically. We therefore split our PCA cohort into three subgroups based on cognitive scores, and ran the EBM on each subgroup independently. We found that there are also differences in the progression patterns of these subtypes, which matched some of our initial hypotheses, regarding which regions we expected to be affected by the disease. This provided further evidence about the heterogeneity within PCA</text:span></text:p>
        </text:list-item>
        <text:list-item>
          <text:p text:style-name="P6"><text:line-break/><text:line-break/><text:span text:style-name="T7">EBM </text:span><text:span text:style-name="T39">limitation</text:span><text:span text:style-name="T55"> So this is great, so far we managed to find out the order of abnormality within each subgroup, but what the EBM can't give us is information about the speed of atrophy or about the time that passed between these discrete events. In order to find out this kind of information, we used a different kind of model called the differential equation model. Let's see how that works. </text:span></text:p>
        </text:list-item>
        <text:list-item>
          <text:p text:style-name="P27"><text:line-break/><text:line-break/><text:span text:style-name="T7">Differential Equation Model – Overview</text:span><text:span text:style-name="T55"> The differential equation model works as follows: imagine we want to estimate a biomarker trajectory like this one from subject measurements. The trajectory is again shown to be decreasing. Let's assume the trajectory measures hippocampal volume and shows how the hippocampus goes from a high volume to a low volume as the disease progresses. In practice, we actually only observe short-term longitudinal measurements from various subjects, which deviate slightly from the average population trajectory. Moreover, we don't even know the disease stages, so we actually get something like this, where subject measurements are not aligned. The way the model works is by estimating the slopes of these subject-specific lines and plotting them not against time, but against the average biomarker value of these subject measurements. So the slopes are shown as blue crosses, and for example, this particular cross shows that this one subject has a rate of change of almost -2, saying that in one year the hippocampal volume will decrease with 2 units, and the cross is plotted against the average value of the hippocampus. Using these slope estimates, one for each subject, we fit a non-parametric </text:span><text:soft-page-break/><text:span text:style-name="T55">Gaussian Process to these rates of change, describing how the rate of change (dx/dt) changes along the value of x, which is hippocampal volume. Finally, all that is left to do is to integrate this rate of change model to recover the original trajectory. And this is the mathematics of the model. Here, we take the limit of dx/dt, which is the slope of the line, and fit the Gaussian Process represented by f. And then we perform the line integral using the Euler method. This method starts with some given biomarker value x0 and time t0, and estimates a new time t1 and biomarker value x1 given the previous values and some estimated “change” that happened in-between. <text:line-break/> <text:line-break/>Stop, and ask if there are questions</text:span></text:p>
        </text:list-item>
        <text:list-item>
          <text:p text:style-name="P6"><text:line-break/><text:line-break/><text:span text:style-name="T8">DEM recapitulates differences in PCA vs tAD progression</text:span><text:span text:style-name="T56"> Ok, so after implementing this model we applied it to the two cohorts independently, PCA and tAD. What we found was, as in previous results with the EBM, that the PCA subjects show early and rapid atrophy in posterior regions (occipital and parietal), while tAD actually showed a much more global pattern of atrophy, with significant early atrophy in the hippocampus. While these results are in line with previous EBM results, we now have information regarding the rate of atrophy and its extent. Actually, when my clinical supervisor saw these results we has very excited, because it was the first time someone performed such a longitudinal disease progression modelling on PCA, because the data wasn't previously available due to the rarity of the disease.</text:span></text:p>
        </text:list-item>
        <text:list-item>
          <text:p text:style-name="P6"><text:line-break/><text:span text:style-name="T64"><text:line-break/></text:span><text:span text:style-name="T13">Overview - Make short summary and introduce vertexwise model <text:line-break/></text:span><text:span text:style-name="T64">Make a pause and ask if people have any questions?</text:span><text:span text:style-name="T13"><text:line-break/></text:span><text:span text:style-name="T64">Ok, so far I showed how we modelled the progression of typical AD and PCA using two different models. One key thing about these models is that they use a set of predefined ROI regions as their biomarkers. This is not entirely desirable, due to reasons I'll explain in a minute, and thus led me </text:span><text:span text:style-name="T113">on to </text:span><text:span text:style-name="T64">develop a novel model </text:span><text:span text:style-name="T113">of disease progression that </text:span><text:span text:style-name="T64">that can model progression at a much higher spatial resolution, </text:span><text:span text:style-name="T113">without using a pre-defined ROI parcellation</text:span><text:span text:style-name="T64">. This work I </text:span><text:span text:style-name="T114">also </text:span><text:span text:style-name="T64">presented at IPMI this year. </text:span><text:span text:style-name="T65">Let's see how the model works.</text:span></text:p>
        </text:list-item>
        <text:list-item>
          <text:p text:style-name="P6"><text:span text:style-name="T65"><text:line-break/><text:line-break/></text:span><text:span text:style-name="T14">Modelling Aim</text:span><text:span text:style-name="T65">: So my aim was to build a disease progression model of pathology over the brain that </text:span><text:span text:style-name="T115">avoided </text:span><text:span text:style-name="T116">three key limitations</text:span><text:span text:style-name="T115"> of previous models</text:span><text:span text:style-name="T65">: 1. it avoids a pre-defined ROI parcellation, </text:span><text:span text:style-name="T117">since </text:span><text:span text:style-name="T65">we know atrophy in AD </text:span><text:span text:style-name="T117">can be</text:span><text:span text:style-name="T65"> highly dispersed and disconnected, 2. it avoids a simplistic spatial correlation structure, such as that given by a </text:span><text:span text:style-name="T118">spatial </text:span><text:span text:style-name="T65">distance function and 3. it avoids simplistic biomarker trajectories, </text:span><text:span text:style-name="T119">such as those given by step functions, which is the case with the event-based model</text:span><text:span text:style-name="T65">. It should be noted that all of these are features of current disease progression models. Therefore, this ultimately leads us to a technique that simultaneously: 1. parcellates the brain into disconnected components that undergo similar disease progression and 2. estimated biomarker trajectories. </text:span></text:p>
        </text:list-item>
        <text:list-item>
          <text:p text:style-name="P6"><text:span text:style-name="T65"><text:line-break/><text:line-break/></text:span><text:span text:style-name="T14">Further motivation </text:span><text:span text:style-name="T42">for going vertexwise – </text:span><text:span text:style-name="T43">atrophy correlated with functional networks</text:span><text:span text:style-name="T14">: </text:span><text:span text:style-name="T65">More precisely, our aim is to move from an ROI based analysis to a voxelwise analysis, </text:span><text:span text:style-name="T120">where by vertex I mean a location on the brain surface measuring cortical thickness or any other kind of pathology</text:span><text:span text:style-name="T65">. </text:span><text:span text:style-name="T121">The motivation for doing this is the fact that</text:span><text:span text:style-name="T65"> it has been shown by Seeley et al in 2009 that atrophy patterns correlate with functional networks, which are not spatially connected. More precisely, they looked at 5 distinct syndromes and found that atrophy patterns correlate with intrinsic functional connectivity networks from healthy controls, </text:span><text:span text:style-name="T122">which are known to be spatially disconnected</text:span><text:span text:style-name="T65">. </text:span><text:span text:style-name="T66">We therefore believe doing a voxelwise analysis will enable us to understand much better the connection between these atrophy patterns and functional networks. </text:span><text:span text:style-name="T67">Another motivation for this is that we believe it would enable a better biomarker prediction and disease staging. </text:span><text:span text:style-name="T123">Ok, before we start thinking about how to create such a model, let's try to see what has been done before.</text:span></text:p>
        </text:list-item>
        <text:list-item>
          <text:p text:style-name="P6"><text:soft-page-break/><text:span text:style-name="T67"><text:line-break/><text:line-break/></text:span><text:span text:style-name="T15">Previous models assume pre-defined ROIs</text:span><text:span text:style-name="T68"> So as I mentioned earlier, there have been many previous models of disease progression published in the literature, but they all assume a pre-defined ROI </text:span><text:span text:style-name="T69">parcellation, </text:span><text:span text:style-name="T124">which doesn't allow us to find disconnected patterns of atroph</text:span><text:span text:style-name="T126">y</text:span><text:span text:style-name="T124">.</text:span></text:p>
        </text:list-item>
        <text:list-item>
          <text:p text:style-name="P6"><text:span text:style-name="T69"><text:line-break/><text:line-break/></text:span><text:span text:style-name="T16">Voxelwise model </text:span><text:span text:style-name="T17">exists but imposes spatial correlation</text:span><text:span text:style-name="T16"> </text:span><text:span text:style-name="T70">One model in particular that does not assume such a static </text:span><text:span text:style-name="T127">pre-defined </text:span><text:span text:style-name="T70">parcellation is the voxelwise disease progression model by Bilgel et al. This model was built on PET data measuring amyloid load at each voxel in the brain, and it estimates a unique trajectory for each voxel. However, the model uses a spatial correlation function, which again does not allow us to find disconnected or dispersed patterns of atrophy. We therefore try to avoid imposing spatial correlation. </text:span></text:p>
        </text:list-item>
        <text:list-item>
          <text:p text:style-name="P25"><text:span text:style-name="T70"><text:line-break/><text:line-break/></text:span><text:span text:style-name="T18">Model idea: combine </text:span><text:span text:style-name="T51">unsupervised learning (i.e. </text:span><text:span text:style-name="T18">clustering</text:span><text:span text:style-name="T51">)</text:span><text:span text:style-name="T18"> and disease progression</text:span><text:span text:style-name="T71"> </text:span><text:span text:style-name="T72"><text:line-break/>Our idea is to combine two techniques: clustering and disease progression modelling. The rationale for this is as follows: if we do clustering alone, we will not be able to estimate the biomarker trajectories for each cluster and the disease stages of individual patients. </text:span><text:span text:style-name="T128">On the other hand, if</text:span><text:span text:style-name="T72"> we use disease progression modelling alone, we will use static ROIs like previous models have done. We therefore combine both techniques to get both the advantages of dynamic ROIs or clusters that group together points on the brain, while also being able to estimate the evolution of pathology within each cluster and disease stages for every subject. </text:span></text:p>
        </text:list-item>
        <text:list-item>
          <text:p text:style-name="P7"><text:span text:style-name="T72"><text:line-break/><text:line-break/></text:span><text:span text:style-name="T75">Idea: have one slide where I build up all the steps, from top to bottom: model disease stages → one vertex → many vertices → many vertices, unknown assig</text:span><text:span text:style-name="T76">n</text:span><text:span text:style-name="T75">ment to clusters<text:line-break/></text:span><text:span text:style-name="T88">Idea2: build a picture with many brains aligned, strike a line across to show a vertex, </text:span><text:span text:style-name="T89">then show how you can build a trajectory.</text:span><text:span text:style-name="T72"><text:line-break/></text:span><text:span text:style-name="T19">Step 1.</text:span><text:span text:style-name="T73"> </text:span><text:span text:style-name="T19">Model disease score for each patient </text:span><text:span text:style-name="T73">Our method works as follows: we first assume that each subject has an associated disease progression score sij for subject I at visit j, which is an affine transformation of its age at that visit. To remind ourselves, the reason we model this disease progression score is because patients are at different stages when they come to the clinic. In this equation, alpha is the progression speed for each individual subject, showing how fast they progress, and beta is its time shift, showing where exactly they are on the disease progression timeline.</text:span></text:p>
        </text:list-item>
        <text:list-item>
          <text:p text:style-name="P7"><text:span text:style-name="T73"><text:line-break/><text:line-break/> </text:span><text:span text:style-name="T20">Step 2. Model trajectory of one </text:span><text:span text:style-name="T22">vertex</text:span><text:span text:style-name="T20"> </text:span><text:span text:style-name="T21">on the brain</text:span><text:span text:style-name="T74"> </text:span><text:span text:style-name="T22">surface</text:span><text:span text:style-name="T75"> </text:span><text:span text:style-name="T74">Once we </text:span><text:span text:style-name="T76">model the stages of subjects, we need to look at how to model the trajectories of our biomarkers. </text:span><text:span text:style-name="T77">However, instead of having static ROIs as biomarkers, let's assume we have individual vertices, or points on the brain surface and each one of these points measure cortical thickness or other type of pathology. We therefore assume each cortical thickness measurement follows a sigmoidal trajectory along the disease progression. The reason for choosing a sigmoidal curve is because of simplicity and because many biomarkers like cortical thickness plateau after a while. We also assume gaussian noise along this sigmoidal trajectory. The model we get so far sais that the likelihood of observing a particular cortical thickness V at location l in subject I timepoint j is centered around the trajectory value corresponding to the disease score of the subject, and having noise level sigma k. </text:span></text:p>
        </text:list-item>
        <text:list-item>
          <text:p text:style-name="P8"><text:span text:style-name="T77"><text:line-break/><text:line-break/></text:span><text:span text:style-name="T23">Model overview slide </text:span><text:span text:style-name="T77">So far we have modelled the progression </text:span><text:span text:style-name="T78">of atrophy in only one vertex or point on the brain. The next question is how to extend our model to all the vertices on the brain surface. </text:span></text:p>
        </text:list-item>
        <text:list-item>
          <text:p text:style-name="P8"><text:span text:style-name="T78"><text:line-break/></text:span><text:soft-page-break/><text:span text:style-name="T78"><text:line-break/></text:span><text:span text:style-name="T24">Generalise over all vertices on the brain</text:span><text:span text:style-name="T81"> </text:span><text:span text:style-name="T78">This is not trivial, because in our dataset we had more than 160,000 such vertices and it is infeasible to model a unique trajectory for each one of them. The idea is to therefore group vertices with similar progression dynamics into clusters. We do that by defining a latent variable, Zl, to denote the cluster that generated the measurements from vertex l, and re-write the previous equation, simply replacing cluster index k with Zl. The next step is then simple. Given we know the assignment Z of vertices to clusters, we simply take the previous likelihood term and multiply it over all the subjects and visits and over all the possible locations l on the brain surface </text:span><text:span text:style-name="T79">to get the total model likelihood of observing all measurements over a particular assignment Z of vertices to clusters. </text:span><text:span text:style-name="T80">Here we assumed independence across subjects and voxels in different clusters. </text:span></text:p>
        </text:list-item>
        <text:list-item>
          <text:p text:style-name="P9"><text:span text:style-name="T80"><text:line-break/><text:line-break/></text:span><text:span text:style-name="T23">Model overview slide </text:span><text:span text:style-name="T81">Ok, we are almost there. One final problem we need to address is that we don't know variables Z, which assign vertices to clusters. </text:span><text:span text:style-name="T82">We can deal with this problem by simply marginalising over the hidden variables Zl to get the final model likelihood, where we summed over all the possible values that Zl can take. And, this is our model. Just to recap, we modelled different disease scores for every individual subject, then we modelled a trajectory for one vertex on the brain surface, and then we extended that for all vertices on the brain. </text:span></text:p>
        </text:list-item>
        <text:list-item>
          <text:p text:style-name="P9"><text:span text:style-name="T82"><text:line-break/><text:line-break/></text:span><text:span text:style-name="T25">Summary: Model clusters vertices according to disease dynamics</text:span><text:span text:style-name="T82"> In summary, we have a model that groups together vertices on the brain surface according to disease progression dynamics. And as you can see in the diagram, for each cluster we estimate a unique trajectory of cortical thickness. The model also estimates subject progression scores. The parameters that we have to estimate are therefore alpha and beta, the subject progression speed and time shift, and theta and sigma, the cluster specific parameters.</text:span></text:p>
        </text:list-item>
        <text:list-item>
          <text:p text:style-name="P9"><text:span text:style-name="T82"><text:line-break/><text:line-break/></text:span><text:span text:style-name="T26">Model fitting</text:span><text:span text:style-name="T83"> We fit the model using a popular technique called Expectation-Maximisation. We choose EM because it is computationally intractable to perform the optimisation using other techniques such as gradient methods or sampling. </text:span><text:span text:style-name="T84">In the E-step of EM, we simply estimate the assignment of vertices to clusters using a closed-form derived formula from the EM framework. In the M-step, we then update the trajectories of each cluster and the subject-specific progression scores. It should be noted that the M-step does not have a closed-form analytical solution, so in order to estimate these parameters we need to perform numerical optimisation. </text:span></text:p>
        </text:list-item>
        <text:list-item>
          <text:p text:style-name="P9"><text:span text:style-name="T84"><text:line-break/><text:line-break/></text:span><text:span text:style-name="T27">Numerical optimisation</text:span><text:span text:style-name="T84"> We perform the numerical optimisation with an algorithm called BFGS, which provides a fast converge because it uses the first derivative of the objective function, which we need to provide. However, since we don't find the global maximum anymore, and only an approximate solution, are we still guaranteed that the EM algorithm will eventually converge? The answer is yes, since it has been shown in the past that EM still converges with a partial M-step.</text:span></text:p>
        </text:list-item>
        <text:list-item>
          <text:p text:style-name="P10"><text:span text:style-name="T84"><text:line-break/><text:line-break/></text:span><text:span text:style-name="T27">Parameter Initialisation (new slide)</text:span><text:span text:style-name="T84"> </text:span><text:span text:style-name="T85">In order to start the EM algorithm, we need to initialise a few parameters. We decide to start EM from the M-step, so we need to initialise alpha, beta and zlk (show M-step equation). We set alpha=1 and beta=0, which simply means that we set the disease score of the subject to be their age. We further initialise zlk, the assignment of vertices to clusters using k-means clustering, where the feature vector for each vertex l is represented by all the measurements for all subjects at that l</text:span><text:span text:style-name="T88">o</text:span><text:span text:style-name="T85">cation.</text:span></text:p>
        </text:list-item>
        <text:list-item>
          <text:p text:style-name="P11"><text:span text:style-name="T85"><text:line-break/><text:line-break/></text:span><text:span text:style-name="T28">Finding the optimal number of clusters</text:span><text:span text:style-name="T85"> The model we developed also requires us to a-priori set the </text:span><text:soft-page-break/><text:span text:style-name="T85">number of clusters. We decide to do that using the BIC criterion, where we used 5 parameters for each cluster and 2 parameters for each subject in the BIC formula. </text:span></text:p>
        </text:list-item>
        <text:list-item>
          <text:p text:style-name="P11"><text:span text:style-name="T85"><text:line-break/><text:line-break/></text:span><text:span text:style-name="T29">Results outline</text:span><text:span text:style-name="T86"> We now show the results</text:span><text:span text:style-name="T85"> </text:span><text:span text:style-name="T86">of our model. I'll first show that is works on synthetic data, and then on two datasets: ADNI and our local cohort from the Dementia Research Center, UK. I'll then show how I validated the model in terms of robustness and staging consistency and finally some more recent results that I've not yet published.</text:span></text:p>
        </text:list-item>
        <text:list-item>
          <text:p text:style-name="P12"><text:span text:style-name="T86"><text:line-break/></text:span><text:span text:style-name="T88">(Take out the preprocessing part)</text:span><text:span text:style-name="T87"><text:line-break/></text:span><text:span text:style-name="T30">Application to ADNI and UCL DRC datasets</text:span><text:span text:style-name="T88"> After we tested the model on synthetic data, we then ran it on two patient datasets: ADNI, since it is a well-known, large dataset and the DRC dataset, since it contained a number of PCA subjects alongside tAD. </text:span><text:span text:style-name="T89">So we applied the model independently to three cohorts: tAD ADNI, tAD DRC and PCA DRC.</text:span><text:span text:style-name="T88"> </text:span></text:p>
        </text:list-item>
        <text:list-item>
          <text:p text:style-name="P13"><text:span text:style-name="T88"><text:line-break/><text:line-break/></text:span><text:span text:style-name="T31">Model finds plausible patterns in all three cohorts</text:span><text:span text:style-name="T89"> And what we found is that the model indeed found plausible patterns of atrophy in all three cohorts. On the left we have the estimated clusters of vertices from the ADNI dataset, where the clusters have been coloured according to how rapid the atrophy was in these subjects. </text:span><text:span text:style-name="T90">In the middle we have the patterns for tAD subjects in the UCL DRC dataset and on the right PCA subjects from the UCL DRC dataset. Underneath we also show the corresponding cluster trajectories showing the evolution of cortical th</text:span><text:span text:style-name="T91">i</text:span><text:span text:style-name="T90">ckness in each cluster against the disease score. <text:s/></text:span><text:span text:style-name="T92">What we can conclude is that the model finds similar patterns of atrophy in the two distinct tAD datasets (ADNI and UCL DRC), where we have inferior and supgramarginal regions most affected, whereas the model finds distinct patterns in two different diseases: tAD and PCA, since in PCA we see that the posterior part of the brain is more affected. In order to illustrate that more clearly, let's zoom into this region of interest in the posterior lobe. We can now see more clearly that the posterior region in PCA is more affected than in tAD. <text:s/></text:span></text:p>
        </text:list-item>
        <text:list-item>
          <text:p text:style-name="P14"><text:span text:style-name="T92"><text:line-break/><text:line-break/></text:span><text:span text:style-name="T32">Results resemble previous findings</text:span><text:span text:style-name="T93"> </text:span><text:span text:style-name="T92">We also found that the results resemble previous findings from the literature. In tAD, previous studies also found that the inferior temporal and supramarginal lobes suffer cortical thinning, while in PCA most of the posterior area is affected.</text:span></text:p>
        </text:list-item>
        <text:list-item>
          <text:p text:style-name="P15"><text:span text:style-name="T92"><text:line-break/><text:line-break/></text:span><text:span text:style-name="T32">Model is robust at estimated atrophy patterns</text:span><text:span text:style-name="T93"> Furthermore, we also found that the model is robust at estimating atrophy patterns through 10-fold cross-validation. Atrophy patterns show a good agreement across folds, with dice score of 0.89. I should mention that the images are not all the same, even if it might seem so initially. </text:span></text:p>
        </text:list-item>
        <text:list-item>
          <text:p text:style-name="P16"><text:span text:style-name="T93"><text:line-break/><text:line-break/></text:span><text:span text:style-name="T33">Estimated disease scores are clinically relevant.</text:span><text:span text:style-name="T94"> We also looked at the estimated disease scores and found that they are clinically relevant. We reached this conclusion as follows. We tested whether subjects show higher disease scores in later visits compared to earlier visits, in line with our understanding of AD as a progressive neurodegenerative disease, where patients always get worse over time. We also tested whether the disease score correlates with other markers of disease progression such as cognitive tests. We found that 84% of subjects analysed show increasing disease scores over time, since most lines are increasing. We also found that the progression scores correlate with cognitive tests such as CDRSOB, ADAS-COG, MMSE, RAVLT. This suggests that the disease scores, even if built purely on cortical thickness data, are clinically relevant. </text:span></text:p>
        </text:list-item>
        <text:list-item>
          <text:p text:style-name="P17"><text:span text:style-name="T94"><text:line-break/><text:line-break/></text:span><text:span text:style-name="T34">Model can also be applied on PET imaging</text:span><text:span text:style-name="T95"> What we found is that the PET deposition patterns are </text:span><text:soft-page-break/><text:span text:style-name="T95">focused mostly on the precuneus and frontal areas. And these spatial patterns match with previous findings from Bilgel, which found very similar patterns, but using a different dataset and modelling technique. Finally, the model still works on PET data, which is more spatially correlated. </text:span></text:p>
        </text:list-item>
        <text:list-item>
          <text:p text:style-name="P18"><text:span text:style-name="T95"><text:line-break/><text:line-break/></text:span><text:span text:style-name="T35">Summary:</text:span><text:span text:style-name="T96"> In summary, we developed a model that finds disconnected regions which undergo similar disease progression dynamics, while simultaneously estimating biomaker trajectories. </text:span><text:span text:style-name="T97">The model provides a completely new way of parcellating the brain based on disease progression dynamics and it is applicable to any kind of vertexwise/voxelwise data (MRI, PET, DTI). In terms of findings, the model finds plausible patterns in four different datasets, and the estimated disease progression scores are clinically relevant since they correlate with cognitive tests. </text:span></text:p>
        </text:list-item>
        <text:list-item>
          <text:p text:style-name="P19"><text:span text:style-name="T97"><text:line-break/><text:line-break/></text:span><text:span text:style-name="T36">Limitations and future work</text:span><text:span text:style-name="T97"> The model does have several limitations, which we plan to address in future work. First of all, it assumes all patients follow the same progression pattern, which we know is not true in many datasets such as ADNI. This can addressed by modelling distinct progression patterns for population subgroups, like in the work of Young et al. At IPMI in 2015. Furthermore, the biomarker trajectories are assumed to be sigmoidal. However, our model can be extended to non-parametric trajectories. Another limitation is that the model relies on a well-defined control population. However, this can ba addressed by defining a control population using data-driven techniques such as mixture models. Finally, the model also doesn't allow variability in the cluster trajectories, which is something that can be addressed using variational Bayes methods.</text:span></text:p>
        </text:list-item>
        <text:list-item>
          <text:p text:style-name="P24"><text:span text:style-name="T97"><text:line-break/><text:line-break/></text:span><text:span text:style-name="T9">How can we compare EBM and DEM? </text:span><text:span text:style-name="T40">Through performance evaluation</text:span><text:span text:style-name="T112"> So we've seen how we can apply two different models to study the progression of PCA and tAD. However, we were also interested to find out which of these models is better at estimating patient stages, or at performing <text:s/>other tasks such as differential diagnosis. This is what the next section is all about, namely performance evaluation of these models.</text:span></text:p>
        </text:list-item>
        <text:list-item>
          <text:p text:style-name="P24"><text:line-break/><text:line-break/><text:span text:style-name="T10">Why evaluate performance of disease progression models?</text:span><text:span text:style-name="T57"> So, as I previously mentioned, several disease progression models have been proposed in the literature. Each one of these models has different advantages and limitations. What nobody yet explored was how to quantitatively compare their performance, in order to say which one is better and in which scenario. My aim therefore was to develop performance criteria or metrics for disease progression models, and to use them in evaluating the performance of such models.</text:span></text:p>
        </text:list-item>
        <text:list-item>
          <text:p text:style-name="P24"><text:line-break/><text:line-break/><text:span text:style-name="T41">Need to define</text:span><text:span text:style-name="T129"> </text:span><text:span text:style-name="T10">Performance metrics </text:span><text:span text:style-name="T58">I therefore proposed 4 types of performance metrics: two staging consistency metrics, which test whether stages estimated for follow-up visits are higher than stages estimated at baseline visit, which is in line with our understanding of AD as a progressive disorder. And two time-lapse metrics, which predict how well the model can predict the time that elapsed between two visits to the clinic. The difference here between hard and soft simply means that the soft metrics take into account uncertainty in the model staging, which makes them more general than the hard versions. </text:span></text:p>
        </text:list-item>
        <text:list-item>
          <text:p text:style-name="P24"><text:span text:style-name="T58"><text:line-break/><text:line-break/></text:span><text:span text:style-name="T11">Models tested</text:span><text:span text:style-name="T59"> I then tested these metrics on several disease progression models: 1. the EBM 2. the DEM and 3. three improved fitting procedures for EBM and DEM. </text:span><text:span text:style-name="T60">We are particularly interested to see whether the metrics are sensitive to </text:span><text:span text:style-name="T61">differences between the EBM and DEM, and to </text:span><text:span text:style-name="T60">changes between the improved fitting procedures and standard procedures.</text:span></text:p>
        </text:list-item>
        <text:list-item>
          <text:p text:style-name="P24"><text:span text:style-name="T60"><text:line-break/></text:span><text:soft-page-break/><text:span text:style-name="T60"><text:line-break/></text:span><text:span text:style-name="T12">Metrics are sensitive to differences</text:span><text:span text:style-name="T61"> We indeed find that some of the metrics were sensitive to different models. For example, we find that the soft staging consistency finds wide discrepancies between the EBM and the DEM methods. Furthermore, we also find that both consistency metrics find differences between the improved </text:span><text:span text:style-name="T62">model </text:span><text:span text:style-name="T61">fitting procedures and the standard fitting procedures. </text:span><text:span text:style-name="T64">In terms of the time-lapse metrics, we could only compute these for the differential equation models because there is no notion of time in the EBM. </text:span><text:span text:style-name="T63">However, the</text:span><text:span text:style-name="T64">se</text:span><text:span text:style-name="T63"> metrics don't give any significant differences between the DEM standard method versus optimised method. The same results are recapitulated in typical AD subjects. </text:span><text:span text:style-name="T64">Finally</text:span><text:span text:style-name="T63">, this work is still in progress. </text:span></text:p>
        </text:list-item>
        <text:list-item>
          <text:p text:style-name="P24"><text:span text:style-name="T63"><text:line-break/><text:line-break/></text:span><text:span text:style-name="T13">Future work on performance evaluation </text:span><text:span text:style-name="T64">What I plan to do next is to compute other performance measures, such as prediction of biomarker values or direct comparison with known true parameters, and evaluate other classes of disease progression models and even try them on different datasets or feature sets.</text:span></text:p>
        </text:list-item>
        <text:list-item>
          <text:p text:style-name="P24"><text:span text:style-name="T97"><text:line-break/><text:line-break/></text:span><text:span text:style-name="T37">Overview slide, introduce TADPOLE</text:span><text:span text:style-name="T98"> Ok, so we're almost there. Before I finish I just wanted to say a few things about the TADPOLE competition.</text:span></text:p>
        </text:list-item>
        <text:list-item>
          <text:p text:style-name="P19"><text:span text:style-name="T98"><text:line-break/><text:line-break/></text:span><text:span text:style-name="T37">What is TADPOLE?</text:span><text:span text:style-name="T98"> TADPOLE is a challenge to predict progression of individuals at risk of AD. Participants can use a variety of data from ADNI and use any kind of regressin, machine learning or modelling technique to predict three things: diagnosis, a cognitive test and an MRI measure. If anyone is interested in taking part, please join our competition! The deadline is in mid Novemeber. And you can find our more information on our website. </text:span></text:p>
        </text:list-item>
        <text:list-item>
          <text:p text:style-name="P19"><text:span text:style-name="T98"><text:line-break/><text:line-break/></text:span><text:span text:style-name="T37">My TADPOLE contributions</text:span><text:span text:style-name="T98"> So as I mentioned before, I am one of the organisers of TADPOLE and I had made several contributions to it. First of all, I helped assemble the training datasets from several ADNI spreadsheets containing MRI, PET, DTI, genetics, demographics information, etc … And ended up with a huuge spreadsheet of almost 2000 features. I also helped create the website, which contains a lot of useful information on the challenge. Finally, I also recently built an automated evaluation system like the one in the kaggle competition. This allows participants to make submissions to our website, which get evaluated automatically, and the results are published on our website in a leaderboard table. This table contains, for each team entry, their scores according to different performance criteria. This work also tied in quite nicely with my previous work on evaluating the performance of several disease progression models. </text:span></text:p>
        </text:list-item>
        <text:list-item>
          <text:p text:style-name="P19"><text:span text:style-name="T98"><text:line-break/><text:line-break/></text:span><text:span text:style-name="T37">Acknowledgements:</text:span><text:span text:style-name="T98"> Finally, I'd like to thank everyone who helped me with all this work first of all, my supervisors Danny Alexander and Sebastian Crutch, my collaborators from UCL and my funders. Thank you.</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132cm" fo:margin-right="1.37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zvan Valentin Marinescu</meta:initial-creator>
    <meta:creation-date>2017-10-12T11:52:11.540253371</meta:creation-date>
    <meta:generator>LibreOffice/4.2.8.2$Linux_X86_64 LibreOffice_project/420m0$Build-2</meta:generator>
    <dc:date>2017-10-18T23:07:53.601853807</dc:date>
    <dc:creator>Razvan Valentin Marinescu</dc:creator>
    <meta:editing-duration>P4DT23H4M48S</meta:editing-duration>
    <meta:editing-cycles>292</meta:editing-cycles>
    <meta:printed-by>Razvan Valentin Marinescu</meta:printed-by>
    <meta:print-date>2017-10-13T15:15:14.447109353</meta:print-date>
    <meta:document-statistic meta:table-count="0" meta:image-count="0" meta:object-count="0" meta:page-count="10" meta:paragraph-count="55" meta:word-count="6332" meta:character-count="38446" meta:non-whitespace-character-count="32073"/>
  </office:meta>
</office:document-meta>
</file>